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61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start"/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5. Fazit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"><text:s/>Oft wird für kollektive Inhaltsproduktion nur Wiki und da auch oft nur Wikipedia betrachtet</text:p>
              </text:list-item>
              <text:list-item>
                <text:p text:style-name="P1"><text:s/>Ein Wiki reicht für die viele Anwendungsfälle bei weitem nicht aus</text:p>
              </text:list-item>
              <text:list-item>
                <text:p text:style-name="P1"><text:s/>Bietet keine Workflows für bestimmte Anwendun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elbstversuch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Begonnen mit Wiki</text:p>
              </text:list-item>
              <text:list-item>
                <text:p>Probleme beim gleichzeitigen Bearbeiten von Texten</text:p>
              </text:list-item>
              <text:list-item>
                <text:p>Wo legen wir unsere Daten ab?</text:p>
              </text:list-item>
              <text:list-item>
                <text:p>Können wir so etwas wie Versionskontrolle für die Präsentationen einbaue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Wann eignen sich Wikis</text:p>
              </text:list-header>
            </text:list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/>
                <text:list>
                  <text:list-item>
                    <text:p>Gut geeignet für das kollaborative/kollektive Erstellen und Hinterlegen von Wissen</text:p>
                  </text:list-item>
                  <text:list-item>
                    <text:p>Kontrolle wer was</text:p>
                  </text:list-item>
                  <text:list-item>
                    <text:p>Große Anzahl Nutzer möglich 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Wofür können Wikis nicht genutzt werde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Gleichzeitiges Bearbeiten von Texten</text:p>
              </text:list-item>
              <text:list-item>
                <text:p>Kollaboratives „Live“ arbeiten nicht oder nur eingeschränkt möglich</text:p>
              </text:list-item>
              <text:list-item>
                <text:p>Konzeptionell ungeeignet für Softwareentwicklung (Source Cod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Kollaborative Inhaltsproduktion im Web 2.0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Ideal dafür geeignet</text:p>
              </text:list-item>
              <text:list-item>
                <text:p>Technik verbessert sich</text:p>
              </text:list-item>
              <text:list-item>
                <text:p>Größerer Einsatz von JS / HTML5</text:p>
              </text:list-item>
              <text:list-item>
                <text:p>Neue Systeme entstehen</text:p>
              </text:list-item>
              <text:list-item>
                <text:p>Wird sich in den nächsten Jahren auch durch Semantic Web Ideen und Konzepte noch verstärk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oman </meta:initial-creator>
    <meta:creation-date>2011-11-24T16:00:26</meta:creation-date>
    <meta:editing-duration>PT22M15S</meta:editing-duration>
    <meta:editing-cycles>2</meta:editing-cycles>
    <meta:generator>LibreOffice/3.3$Linux LibreOffice_project/330m19$Build-401</meta:generator>
    <dc:date>2011-11-27T15:31:19</dc:date>
    <dc:creator>roman </dc:creator>
    <meta:document-statistic meta:object-count="41"/>
  </office:meta>
</office:document-meta>
</file>